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380000043892648A8C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57575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0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1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1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2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2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3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3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4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4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5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5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6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6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70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7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0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4.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19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3.512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28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2.327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36.5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1.2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45.7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0.2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4.7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59.2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3.7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68.75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3cm" svg:y="75cm">
          <draw:image xlink:href="Pictures/10000000000004380000043892648A8C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76.75cm" svg:y="75cm">
          <draw:image xlink:href="Pictures/10000000000004380000043892648A8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0cm" fo:page-height="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7T12:55:47.687000000</meta:creation-date>
    <dc:date>2024-04-17T13:17:21.550000000</dc:date>
    <meta:editing-duration>PT21M35S</meta:editing-duration>
    <meta:editing-cycles>1</meta:editing-cycles>
    <meta:document-statistic meta:object-count="352"/>
    <meta:generator>LibreOffice/7.6.4.1$Windows_X86_64 LibreOffice_project/e19e193f88cd6c0525a17fb7a176ed8e6a3e2aa1</meta:generator>
  </office:meta>
</office:document-meta>
</file>